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Tests.beanDefinitionMer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DefinitionTests.genericBeanDefinition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eanDefinitionTests.beanDefinitionEqualityWithProper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DefinitionTests.beanDefinitionHolder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DefinitionTests.beanDefinition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DefinitionTests.beanDefinitionEqualityWithConstructor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DefinitionTests.beanDefinitionEqualityWithTypedConstructor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